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996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svg:stroke-opacity="100%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63cm" fo:min-width="10.676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5.465cm" fo:min-width="3.18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textarea-horizontal-align="justify" draw:textarea-vertical-align="middle" draw:auto-grow-height="false" fo:min-height="0.8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524cm" svg:x="8.698cm" svg:y="5.6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5.954cm" svg:y="8.844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11.72cm" svg:y="8.844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22cm" svg:y1="7.209cm" svg:x2="8.698cm" svg:y2="8.833cm">
          <text:p/>
        </draw:line>
        <draw:line draw:style-name="gr3" draw:text-style-name="P1" draw:layer="layout" svg:x1="10.857cm" svg:y1="7.136cm" svg:x2="12.381cm" svg:y2="8.86cm">
          <text:p/>
        </draw:line>
        <draw:line draw:style-name="gr3" draw:text-style-name="P1" draw:layer="layout" svg:x1="9.46cm" svg:y1="9.622cm" svg:x2="11.746cm" svg:y2="9.622cm">
          <text:p/>
        </draw:line>
        <draw:custom-shape draw:style-name="gr1" draw:text-style-name="P1" draw:layer="layout" svg:width="3.81cm" svg:height="1.524cm" svg:x="8.698cm" svg:y="5.6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5.954cm" svg:y="8.844cm">
          <text:p text:style-name="P1">Secondary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22cm" svg:y1="7.209cm" svg:x2="8.698cm" svg:y2="8.833cm">
          <text:p/>
        </draw:line>
        <draw:line draw:style-name="gr5" draw:text-style-name="P1" draw:layer="layout" svg:x1="10.857cm" svg:y1="7.136cm" svg:x2="12.381cm" svg:y2="8.86cm">
          <text:p/>
        </draw:line>
        <draw:line draw:style-name="gr5" draw:text-style-name="P1" draw:layer="layout" svg:x1="9.46cm" svg:y1="9.622cm" svg:x2="11.746cm" svg:y2="9.622cm">
          <text:p/>
        </draw:line>
        <draw:custom-shape draw:style-name="gr1" draw:text-style-name="P1" draw:layer="layout" svg:width="3.81cm" svg:height="1.524cm" svg:x="8.68cm" svg:y="11.69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5.936cm" svg:y="14.88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11.702cm" svg:y="14.889cm">
          <text:p text:style-name="P1">Secondar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04cm" svg:y1="13.254cm" svg:x2="8.68cm" svg:y2="14.878cm">
          <text:p/>
        </draw:line>
        <draw:line draw:style-name="gr3" draw:text-style-name="P1" draw:layer="layout" svg:x1="10.839cm" svg:y1="13.181cm" svg:x2="12.363cm" svg:y2="14.905cm">
          <text:p/>
        </draw:line>
        <draw:line draw:style-name="gr3" draw:text-style-name="P1" draw:layer="layout" svg:x1="9.442cm" svg:y1="15.667cm" svg:x2="11.728cm" svg:y2="15.667cm">
          <text:p/>
        </draw:line>
        <draw:custom-shape draw:style-name="gr1" draw:text-style-name="P1" draw:layer="layout" svg:width="3.81cm" svg:height="1.524cm" svg:x="8.68cm" svg:y="11.69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6cm" svg:height="1.524cm" svg:x="5.936cm" svg:y="14.889cm">
          <text:p text:style-name="P1">Secondary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04cm" svg:y1="13.254cm" svg:x2="8.68cm" svg:y2="14.878cm">
          <text:p/>
        </draw:line>
        <draw:line draw:style-name="gr5" draw:text-style-name="P1" draw:layer="layout" svg:x1="10.839cm" svg:y1="13.181cm" svg:x2="12.363cm" svg:y2="14.905cm">
          <text:p/>
        </draw:line>
        <draw:line draw:style-name="gr5" draw:text-style-name="P1" draw:layer="layout" svg:x1="9.442cm" svg:y1="15.667cm" svg:x2="11.728cm" svg:y2="15.667cm">
          <text:p/>
        </draw:line>
      </draw:page>
      <draw:page draw:name="page2" draw:style-name="dp1" draw:master-page-name="Default">
        <draw:custom-shape draw:style-name="gr6" draw:text-style-name="P2" draw:layer="layout" svg:width="11.176cm" svg:height="2.413cm" svg:x="6.507cm" svg:y="8.4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10.444cm" svg:y="9.264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3cm" svg:height="5.715cm" svg:x="2.57cm" svg:y="8.4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6.761cm" svg:y="9.264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14.127cm" svg:y="9.264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2.714cm" svg:y="9.44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2.714cm" svg:y="12.593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2.714cm" svg:y="11.069cm">
          <text:p text:style-name="P1">Secondary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75cm" svg:height="0.806cm" svg:x="3.151cm" svg:y="8.483cm">
          <draw:text-box>
            <text:p text:style-name="P4"><text:span text:style-name="T1">configset</text:span></text:p>
          </draw:text-box>
        </draw:frame>
        <draw:frame draw:style-name="gr10" draw:text-style-name="P5" draw:layer="layout" svg:width="2.667cm" svg:height="0.889cm" svg:x="10.752cm" svg:y="8.459cm">
          <draw:text-box>
            <text:p text:style-name="P4"><text:span text:style-name="T1">replsetA</text:span></text:p>
          </draw:text-box>
        </draw:frame>
        <draw:custom-shape draw:style-name="gr6" draw:text-style-name="P2" draw:layer="layout" svg:width="11.176cm" svg:height="2.413cm" svg:x="6.507cm" svg:y="11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10.444cm" svg:y="12.602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6.761cm" svg:y="12.602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02cm" svg:height="1.27cm" svg:x="14.127cm" svg:y="12.602cm">
          <text:p text:style-name="P1">Arbit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667cm" svg:height="0.889cm" svg:x="10.779cm" svg:y="11.761cm">
          <draw:text-box>
            <text:p text:style-name="P4"><text:span text:style-name="T1">replsetB</text:span></text:p>
          </draw:text-box>
        </draw:frame>
        <draw:custom-shape draw:style-name="gr7" draw:text-style-name="P1" draw:layer="layout" svg:width="3.302cm" svg:height="1.27cm" svg:x="2.744cm" svg:y="5.785cm">
          <text:p text:style-name="P1">mongo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397cm" svg:x="4.048cm" svg:y="7.0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0:38:48.975000000</meta:creation-date>
    <dc:date>2018-10-24T16:27:40.458000000</dc:date>
    <meta:editing-duration>PT2H49M54S</meta:editing-duration>
    <meta:editing-cycles>17</meta:editing-cycles>
    <meta:generator>LibreOffice/6.0.6.2$Windows_X86_64 LibreOffice_project/0c292870b25a325b5ed35f6b45599d2ea4458e77</meta:generator>
    <meta:document-statistic meta:object-count="39"/>
  </office:meta>
</office:document-meta>
</file>